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OpenSymbol1" svg:font-family="OpenSymbol"/>
    <style:font-face style:name="Verdana" svg:font-family="Verdana, Arial, Helvetica, sans-serif"/>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Standard">
      <style:text-properties style:font-name="Arial"/>
    </style:style>
    <style:style style:name="P4" style:family="paragraph" style:parent-style-name="Standard">
      <style:text-properties style:font-name="Arial" fo:font-size="8pt" style:font-size-asian="8pt" style:font-size-complex="8pt"/>
    </style:style>
    <style:style style:name="P5" style:family="paragraph" style:parent-style-name="Header_20_right">
      <style:paragraph-properties fo:text-align="start" style:justify-single-word="false"/>
      <style:text-properties fo:font-size="6pt" style:font-size-asian="6pt" style:font-size-complex="6pt"/>
    </style:style>
    <style:style style:name="P6" style:family="paragraph" style:parent-style-name="Frame_20_contents">
      <style:text-properties fo:color="#999999" style:font-name="StarSymbol1" style:font-name-asian="StarSymbol1" style:font-name-complex="StarSymbol1"/>
    </style:style>
    <style:style style:name="P7" style:family="paragraph" style:parent-style-name="Salutation">
      <style:paragraph-properties fo:margin-left="0cm" fo:margin-right="0cm" fo:text-indent="0cm" style:auto-text-indent="false"/>
    </style:style>
    <style:style style:name="P8" style:family="paragraph" style:parent-style-name="Signature">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style:line-height-at-least="0.503cm" fo:text-indent="0cm" style:auto-text-indent="false"/>
      <style:text-properties style:font-name="Arial"/>
    </style:style>
    <style:style style:name="P11" style:family="paragraph" style:parent-style-name="Signature">
      <style:paragraph-properties fo:margin-left="0cm" fo:margin-right="0cm" fo:text-indent="0cm" style:auto-text-indent="false" fo:break-before="auto" fo:break-after="auto"/>
    </style:style>
    <style:style style:name="P12" style:family="paragraph" style:parent-style-name="Text_20_body" style:list-style-name="L1"/>
    <style:style style:name="P13" style:family="paragraph" style:parent-style-name="Date" style:master-page-name="First_20_Page">
      <style:paragraph-properties style:page-number="auto"/>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variant="normal" fo:text-transform="none" fo:color="#000000" fo:font-size="9.75pt" fo:letter-spacing="normal" fo:font-style="normal" fo:font-weight="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P3">Honourable Steven Blaney</text:p>
          <text:p text:style-name="P4">Minister of Public Safety and Emergency Preparedness</text:p>
          <text:p text:style-name="P10"><text:span text:style-name="T5">269 Laurier Avenue West</text:span><text:line-break/><text:span text:style-name="T5">Ottawa, Ontario K1A 0P8</text:span>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5"/>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6"/>
            <text:p text:style-name="P6"/>
            <text:p text:style-name="P6"/>
            <text:p text:style-name="P6"/>
            <text:p text:style-name="P6"/>
            <text:p text:style-name="P6"/>
            <text:p text:style-name="P6"/>
            <text:p text:style-name="P6"/>
            <text:p text:style-name="P6">—</text:p>
            <text:p text:style-name="P6"/>
            <text:p text:style-name="P6"/>
            <text:p text:style-name="P6"/>
            <text:p text:style-name="P6"/>
            <text:p text:style-name="P6"/>
            <text:p text:style-name="P6"/>
            <text:p text:style-name="P6"/>
            <text:p text:style-name="P6"/>
          </text:section>
          <text:p text:style-name="P6"/>
        </draw:text-box>
      </draw:frame>
      <text:p text:style-name="P13"/>
      <text:p text:style-name="Date"/>
      <text:p text:style-name="Date"><text:date style:data-style-name="N37" text:date-value="2015-01-20T16:42:49.49">01/20/15</text:date></text:p>
      <text:section text:style-name="Sect1" text:name="Subject Line">
        <text:p text:style-name="Subject"><text:span text:style-name="T3">Subject: Sworn Affidavit re: CBSA Seizure 4273-14-0724</text:span></text:p>
      </text:section>
      <text:p text:style-name="Text_20_body">Dear Minister,</text:p>
      <text:p text:style-name="Text_20_body"/>
      <text:p text:style-name="Text_20_body">I would like to <text:span text:style-name="T4">request a sworn and signed affidavit from yourself,</text:span> that would instruct CBSA officers as to the applicability of the Customs Act to specific gold and silver coins which are currency. I have attached the Minister of Finance's own sworn affidavit, which only applies to Canadian-issue gold coins. I would like your affidavit to explicitly mention at least the following coins (there are many more coins that qualify as currency, issued by the governments of Austria, Australia, South Africa, UK):</text:p>
      <text:list xml:id="list1862174764674337179" text:style-name="L1">
        <text:list-item>
          <text:p text:style-name="P12">$50, 0.9999 <text:s/>Au Canadian Maple Gold</text:p>
        </text:list-item>
        <text:list-item>
          <text:p text:style-name="P12">$5, 0.9999 Ag Canadian Maple Silver</text:p>
        </text:list-item>
        <text:list-item>
          <text:p text:style-name="P12">$50, 0.9999 Au American Buffalo Gold</text:p>
        </text:list-item>
        <text:list-item>
          <text:p text:style-name="P12">$1, 0.999 Ag American Eagle Silver</text:p>
        </text:list-item>
      </text:list>
      <text:p text:style-name="Text_20_body"/>
      <text:p text:style-name="Text_20_body">Recently I had currency seized by the CBSA on entering Canada, on the justification that gold coins must be declared according to the Customs Act section 12. The coins in question were four United States $50 1oz Buffalo Gold and twenty $1 1oz American Eagle Silver coins, both issued by the US govt under the authority of US Code Title 31 as current legal-tender.</text:p>
      <text:p text:style-name="Text_20_body"/>
      <text:p text:style-name="Text_20_body">Even though some foreign gold coins are defined as financial instruments by the Excise Act, many CBSA officers are unaware of their currency status, and insist that they must be declared for Customs Act purposes, and thus subject to tax and duty, while claiming that such coins (they avoid calling it money), in any quantity, is <text:span text:style-name="T4">not to be reported</text:span> under the Proceeds of Crime (Money Laundry) and Terrorist Financing Act. In my case, the seizing officer was even unwilling to check whether my coins match the criteria for being currency.</text:p>
      <text:p text:style-name="Text_20_body"/>
      <text:p text:style-name="Text_20_body">While there is a process in place for appealing such seizures, it is not working well. In my case, the assigned <text:soft-page-break/>adjudicator is refusing to consider the provisions of the following documentations: Currency Act, Excise Act, GST/HST Memorandum 17.1, and even a sworn affidavit by the Deputy Minister of Finance (attached). It seems that personal beliefs are stronger than laws for this adjudicator. Meanwhile, I am deprived of my money, and have to spend money and time consulting lawyers and writing appeals.</text:p>
      <text:p text:style-name="Text_20_body"/>
      <text:p text:style-name="Text_20_body"/>
      <text:p text:style-name="Text_20_body">CBSA allowing gold currency to cross the border in any quantity, without reporting it according to PCMLTFA creates a opportunity for terrorists and other criminals to operate freely. They just need exchange their money into gold currency before coming to Canada, declare it on a customs form, and possibly pay the 13% tax (in my case, the seizing officer in my case claimed such a tax would apply).</text:p>
      <text:p text:style-name="Text_20_body"/>
      <text:p text:style-name="Text_20_body">I feel that the training of CBSA officers with respect to gold money can be improved in the future, however at present the reality of the ground is that traveling with gold is a hazard given the present training of CBSA officers. For this reason, I feed a directed sworn affidavit would provide some immediate relief.</text:p>
      <text:p text:style-name="Text_20_body"/>
      <text:p text:style-name="P7"><text:user-field-get text:name="Greeting">Sincerely</text:user-field-get>,</text:p>
      <text:p text:style-name="P8"><text:sender-firstname>Radu</text:sender-firstname> <text:sender-lastname>Hociung</text:sender-lastname></text:p>
      <text:p text:style-name="P11"><text:sender-position/></text:p>
      <text:p text:style-name="P9">Attach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OpenSymbol1" svg:font-family="OpenSymbol"/>
    <style:font-face style:name="Verdana" svg:font-family="Verdana, Arial, Helvetica, sans-serif"/>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Quote" style:family="paragraph" style:parent-style-name="Text_20_body" style:class="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5"><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2</text:page-number>/<text:page-count>2</text:page-count></text:p>
      </style:header>
      <style:footer>
        <text:p text:style-name="Footer"/>
        <text:p text:style-name="MP1"><text:page-number style:num-format="1"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4</meta:editing-cycles>
    <meta:editing-duration>P1DT2H49M44S</meta:editing-duration>
    <dc:title>Letter to Lawyer</dc:title>
    <meta:initial-creator>Radu Hociung</meta:initial-creator>
    <dc:date>2015-01-20T16:42:49.44</dc:date>
    <dc:creator>Radu Hociung</dc:creator>
    <meta:printed-by>Radu Hociung</meta:printed-by>
    <meta:print-date>2014-10-22T04:01:29.86</meta:print-date>
    <meta:document-statistic meta:table-count="0" meta:image-count="2" meta:object-count="0" meta:page-count="2" meta:paragraph-count="29" meta:word-count="535" meta:character-count="3209"/>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